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424cm"/>
    </style:style>
    <style:style style:name="co8" style:family="table-column">
      <style:table-column-properties fo:break-before="auto" style:column-width="3.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6e905"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3838"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6e905"/>
    </style:style>
    <style:style style:name="ce6" style:family="table-cell" style:parent-style-name="Default">
      <style:table-cell-properties fo:background-color="#e6e905"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a933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1" table:default-cell-style-name="ce8"/>
        <table:table-row table:style-name="ro1">
          <table:table-cell/>
          <table:table-cell table:style-name="Default" table:number-columns-repeated="8"/>
        </table:table-row>
        <table:table-row table:style-name="ro2">
          <table:table-cell/>
          <table:table-cell table:style-name="ce1" office:value-type="string" calcext:value-type="string">
            <text:p><text:a xlink:href="javascript:void(0)" xlink:type="simple"> </text:a> </text:p>
          </table:table-cell>
          <table:table-cell table:style-name="ce7" office:value-type="string" calcext:value-type="string">
            <text:p>2017 (gru 17) </text:p>
          </table:table-cell>
          <table:table-cell table:style-name="ce7" office:value-type="string" calcext:value-type="string">
            <text:p>2018 (gru 18) </text:p>
          </table:table-cell>
          <table:table-cell table:style-name="ce7" office:value-type="string" calcext:value-type="string">
            <text:p>2019 (gru 19) </text:p>
          </table:table-cell>
          <table:table-cell table:style-name="ce7" office:value-type="string" calcext:value-type="string">
            <text:p>2020 (gru 20) </text:p>
          </table:table-cell>
          <table:table-cell table:style-name="ce7" office:value-type="string" calcext:value-type="string">
            <text:p>2021 (gru 21) </text:p>
          </table:table-cell>
          <table:table-cell table:style-name="ce7" office:value-type="string" calcext:value-type="string">
            <text:p>2022/Q2 (cze 22) </text:p>
          </table:table-cell>
          <table:table-cell table:style-name="ce11" office:value-type="string" calcext:value-type="string">
            <text:p><text:a xlink:href="javascript:void(0)" xlink:type="simple"> </text:a> </text:p>
          </table:table-cell>
        </table:table-row>
        <table:table-row table:style-name="ro2">
          <table:table-cell/>
          <table:table-cell office:value-type="string" calcext:value-type="string">
            <text:p>Data publikacji</text:p>
          </table:table-cell>
          <table:table-cell office:value-type="string" calcext:value-type="string">
            <text:p><text:a xlink:href="https://premium.biznesradar.pl/unikalne_dane" xlink:type="simple"> </text:a></text:p>
          </table:table-cell>
          <table:table-cell office:value-type="string" calcext:value-type="string">
            <text:p><text:a xlink:href="https://premium.biznesradar.pl/unikalne_dane" xlink:type="simple"> </text:a></text:p>
          </table:table-cell>
          <table:table-cell office:value-type="string" calcext:value-type="string">
            <text:p><text:a xlink:href="https://premium.biznesradar.pl/unikalne_dane" xlink:type="simple"> </text:a></text:p>
          </table:table-cell>
          <table:table-cell office:value-type="string" calcext:value-type="string">
            <text:p><text:a xlink:href="https://premium.biznesradar.pl/unikalne_dane" xlink:type="simple"> </text:a></text:p>
          </table:table-cell>
          <table:table-cell office:value-type="string" calcext:value-type="string">
            <text:p><text:a xlink:href="https://premium.biznesradar.pl/unikalne_dane" xlink:type="simple"> </text:a></text:p>
          </table:table-cell>
          <table:table-cell office:value-type="string" calcext:value-type="string">
            <text:p><text:a xlink:href="https://premium.biznesradar.pl/unikalne_dane" xlink:type="simple"> </text:a></text:p>
          </table:table-cell>
          <table:table-cell table:style-name="ce10" office:value-type="string" calcext:value-type="string">
            <text:p/>
          </table:table-cell>
        </table:table-row>
        <table:table-row table:style-name="ro1">
          <table:table-cell/>
          <table:table-cell table:style-name="ce3" office:value-type="string" calcext:value-type="string">
            <text:p><text:a xlink:href="https://www.biznesradar.pl/spolki-raporty-finansowe-bilans/sektor:had,0,BalanceNoncurrentAssets" xlink:type="simple">Aktywa trwałe</text:a></text:p>
          </table:table-cell>
          <table:table-cell table:style-name="ce9" office:value-type="float" office:value="13929470" calcext:value-type="float">
            <text:p>13929470</text:p>
          </table:table-cell>
          <table:table-cell table:style-name="ce9" office:value-type="float" office:value="13613730" calcext:value-type="float">
            <text:p>13613730</text:p>
          </table:table-cell>
          <table:table-cell table:style-name="ce9" office:value-type="float" office:value="13425569" calcext:value-type="float">
            <text:p>13425569</text:p>
          </table:table-cell>
          <table:table-cell table:style-name="ce9" office:value-type="float" office:value="13202462" calcext:value-type="float">
            <text:p>13202462</text:p>
          </table:table-cell>
          <table:table-cell table:style-name="ce9" office:value-type="float" office:value="13608929" calcext:value-type="float">
            <text:p>13608929</text:p>
          </table:table-cell>
          <table:table-cell table:style-name="ce9" office:value-type="float" office:value="18523367" calcext:value-type="float">
            <text:p>18523367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IntangibleAssets" xlink:type="simple">Wartości niematerialne i prawne</text:a></text:p>
          </table:table-cell>
          <table:table-cell office:value-type="float" office:value="13706421" calcext:value-type="float">
            <text:p>13706421</text:p>
          </table:table-cell>
          <table:table-cell office:value-type="float" office:value="13209527" calcext:value-type="float">
            <text:p>13209527</text:p>
          </table:table-cell>
          <table:table-cell office:value-type="float" office:value="13258464" calcext:value-type="float">
            <text:p>13258464</text:p>
          </table:table-cell>
          <table:table-cell office:value-type="float" office:value="13046273" calcext:value-type="float">
            <text:p>13046273</text:p>
          </table:table-cell>
          <table:table-cell office:value-type="float" office:value="12899598" calcext:value-type="float">
            <text:p>12899598</text:p>
          </table:table-cell>
          <table:table-cell office:value-type="float" office:value="16853974" calcext:value-type="float">
            <text:p>16853974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Goodwill" xlink:type="simple">Wartość firmy</text:a></text:p>
          </table:table-cell>
          <table:table-cell office:value-type="string" calcext:value-type="string">
            <text:p><text:a xlink:href="https://premium.biznesradar.pl/unikalne_dane" xlink:type="simple"> </text:a></text:p>
          </table:table-cell>
          <table:table-cell office:value-type="string" calcext:value-type="string">
            <text:p><text:a xlink:href="https://premium.biznesradar.pl/unikalne_dane" xlink:type="simple"> </text:a></text:p>
          </table:table-cell>
          <table:table-cell office:value-type="string" calcext:value-type="string">
            <text:p><text:a xlink:href="https://premium.biznesradar.pl/unikalne_dane" xlink:type="simple"> </text:a></text:p>
          </table:table-cell>
          <table:table-cell office:value-type="string" calcext:value-type="string">
            <text:p><text:a xlink:href="https://premium.biznesradar.pl/unikalne_dane" xlink:type="simple"> </text:a></text:p>
          </table:table-cell>
          <table:table-cell office:value-type="string" calcext:value-type="string">
            <text:p><text:a xlink:href="https://premium.biznesradar.pl/unikalne_dane" xlink:type="simple"> </text:a></text:p>
          </table:table-cell>
          <table:table-cell office:value-type="string" calcext:value-type="string">
            <text:p><text:a xlink:href="https://premium.biznesradar.pl/unikalne_dane" xlink:type="simple"> </text:a></text:p>
          </table:table-cell>
          <table:table-cell table:style-name="ce10" office:value-type="string" calcext:value-type="string">
            <text:p/>
          </table:table-cell>
        </table:table-row>
        <table:table-row table:style-name="ro1">
          <table:table-cell/>
          <table:table-cell table:style-name="ce4" office:value-type="string" calcext:value-type="string">
            <text:p><text:a xlink:href="https://www.biznesradar.pl/spolki-raporty-finansowe-bilans/sektor:had,0,BalanceProperty" xlink:type="simple">Rzeczowe składniki majątku trwałego</text:a></text:p>
          </table:table-cell>
          <table:table-cell table:style-name="ce4" office:value-type="float" office:value="196325" calcext:value-type="float">
            <text:p>196325</text:p>
          </table:table-cell>
          <table:table-cell table:style-name="ce4" office:value-type="float" office:value="164087" calcext:value-type="float">
            <text:p>164087</text:p>
          </table:table-cell>
          <table:table-cell table:style-name="ce4" office:value-type="float" office:value="147709" calcext:value-type="float">
            <text:p>147709</text:p>
          </table:table-cell>
          <table:table-cell table:style-name="ce4" office:value-type="float" office:value="150820" calcext:value-type="float">
            <text:p>150820</text:p>
          </table:table-cell>
          <table:table-cell table:style-name="ce4" office:value-type="float" office:value="443809" calcext:value-type="float">
            <text:p>443809</text:p>
          </table:table-cell>
          <table:table-cell table:style-name="ce4" office:value-type="float" office:value="1126066" calcext:value-type="float">
            <text:p>1126066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table:style-name="ce5"/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RightToUseAssets" xlink:type="simple">Aktywa z tytułu prawa do użytkowania</text:a></text:p>
          </table:table-cell>
          <table:table-cell table:style-name="ce10" office:value-type="string" calcext:value-type="string">
            <text:p/>
          </table:table-cell>
          <table:table-cell table:style-name="ce10" office:value-type="string" calcext:value-type="string">
            <text:p/>
          </table:table-cell>
          <table:table-cell table:style-name="ce10" office:value-type="string" calcext:value-type="string">
            <text:p/>
          </table:table-cell>
          <table:table-cell table:style-name="ce10" office:value-type="string" calcext:value-type="string">
            <text:p/>
          </table:table-cell>
          <table:table-cell table:style-name="ce10" office:value-type="string" calcext:value-type="string">
            <text:p/>
          </table:table-cell>
          <table:table-cell table:style-name="ce10" office:value-type="string" calcext:value-type="string">
            <text:p/>
          </table:table-cell>
          <table:table-cell table:style-name="ce10" office:value-type="string" calcext:value-type="string">
            <text:p/>
          </table:table-cell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NoncurrentReceivables" xlink:type="simple">Należności długoterminowe</text:a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676" calcext:value-type="float">
            <text:p>30676</text:p>
          </table:table-cell>
          <table:table-cell office:value-type="float" office:value="31016" calcext:value-type="float">
            <text:p>31016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table:style-name="ce5"/>
          <table:table-cell table:style-name="Default" table:number-columns-repeated="7"/>
        </table:table-row>
        <table:table-row table:style-name="ro1">
          <table:table-cell/>
          <table:table-cell table:style-name="ce4" office:value-type="string" calcext:value-type="string">
            <text:p><text:a xlink:href="https://www.biznesradar.pl/spolki-raporty-finansowe-bilans/sektor:had,0,BalanceNoncurrInvestments" xlink:type="simple">Inwestycje długoterminowe</text:a></text:p>
          </table:table-cell>
          <table:table-cell table:style-name="ce4" office:value-type="float" office:value="16029" calcext:value-type="float">
            <text:p>16029</text:p>
          </table:table-cell>
          <table:table-cell table:style-name="ce4" office:value-type="float" office:value="11652" calcext:value-type="float">
            <text:p>11652</text:p>
          </table:table-cell>
          <table:table-cell table:style-name="ce4" office:value-type="float" office:value="9684" calcext:value-type="float">
            <text:p>9684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218649" calcext:value-type="float">
            <text:p>218649</text:p>
          </table:table-cell>
          <table:table-cell table:style-name="ce4" office:value-type="float" office:value="487142" calcext:value-type="float">
            <text:p>487142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OtherNoncurrentAssets" xlink:type="simple">Pozostałe aktywa trwałe</text:a></text:p>
          </table:table-cell>
          <table:table-cell office:value-type="float" office:value="10695" calcext:value-type="float">
            <text:p>10695</text:p>
          </table:table-cell>
          <table:table-cell office:value-type="float" office:value="228464" calcext:value-type="float">
            <text:p>228464</text:p>
          </table:table-cell>
          <table:table-cell office:value-type="float" office:value="9712" calcext:value-type="float">
            <text:p>9712</text:p>
          </table:table-cell>
          <table:table-cell office:value-type="float" office:value="5009" calcext:value-type="float">
            <text:p>5009</text:p>
          </table:table-cell>
          <table:table-cell office:value-type="float" office:value="16197" calcext:value-type="float">
            <text:p>16197</text:p>
          </table:table-cell>
          <table:table-cell office:value-type="float" office:value="25169" calcext:value-type="float">
            <text:p>25169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table:style-name="ce3" office:value-type="string" calcext:value-type="string">
            <text:p><text:a xlink:href="https://www.biznesradar.pl/spolki-raporty-finansowe-bilans/sektor:had,0,BalanceCurrentAssets" xlink:type="simple">Aktywa obrotowe</text:a></text:p>
          </table:table-cell>
          <table:table-cell table:style-name="ce9" office:value-type="float" office:value="636520" calcext:value-type="float">
            <text:p>636520</text:p>
          </table:table-cell>
          <table:table-cell table:style-name="ce9" office:value-type="float" office:value="1148611" calcext:value-type="float">
            <text:p>1148611</text:p>
          </table:table-cell>
          <table:table-cell table:style-name="ce9" office:value-type="float" office:value="852444" calcext:value-type="float">
            <text:p>852444</text:p>
          </table:table-cell>
          <table:table-cell table:style-name="ce9" office:value-type="float" office:value="1945418" calcext:value-type="float">
            <text:p>1945418</text:p>
          </table:table-cell>
          <table:table-cell table:style-name="ce9" office:value-type="float" office:value="3260948" calcext:value-type="float">
            <text:p>3260948</text:p>
          </table:table-cell>
          <table:table-cell table:style-name="ce9" office:value-type="float" office:value="2760416" calcext:value-type="float">
            <text:p>2760416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Inventory" xlink:type="simple">Zapasy</text:a></text:p>
          </table:table-cell>
          <table:table-cell office:value-type="float" office:value="7313" calcext:value-type="float">
            <text:p>7313</text:p>
          </table:table-cell>
          <table:table-cell office:value-type="float" office:value="8225" calcext:value-type="float">
            <text:p>8225</text:p>
          </table:table-cell>
          <table:table-cell office:value-type="float" office:value="20051" calcext:value-type="float">
            <text:p>20051</text:p>
          </table:table-cell>
          <table:table-cell office:value-type="float" office:value="24619" calcext:value-type="float">
            <text:p>24619</text:p>
          </table:table-cell>
          <table:table-cell office:value-type="float" office:value="43995" calcext:value-type="float">
            <text:p>43995</text:p>
          </table:table-cell>
          <table:table-cell office:value-type="float" office:value="470658" calcext:value-type="float">
            <text:p>470658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table:style-name="ce4" office:value-type="string" calcext:value-type="string">
            <text:p><text:a xlink:href="https://www.biznesradar.pl/spolki-raporty-finansowe-bilans/sektor:had,0,BalanceCurrentReceivables" xlink:type="simple">Należności krótkoterminowe</text:a></text:p>
          </table:table-cell>
          <table:table-cell table:style-name="ce4" office:value-type="float" office:value="264890" calcext:value-type="float">
            <text:p>264890</text:p>
          </table:table-cell>
          <table:table-cell table:style-name="ce4" office:value-type="float" office:value="339959" calcext:value-type="float">
            <text:p>339959</text:p>
          </table:table-cell>
          <table:table-cell table:style-name="ce4" office:value-type="float" office:value="423712" calcext:value-type="float">
            <text:p>423712</text:p>
          </table:table-cell>
          <table:table-cell table:style-name="ce4" office:value-type="float" office:value="730951" calcext:value-type="float">
            <text:p>730951</text:p>
          </table:table-cell>
          <table:table-cell table:style-name="ce4" office:value-type="float" office:value="881631" calcext:value-type="float">
            <text:p>881631</text:p>
          </table:table-cell>
          <table:table-cell table:style-name="ce4" office:value-type="float" office:value="947258" calcext:value-type="float">
            <text:p>947258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CurrentInvestments" xlink:type="simple">Inwestycje krótkoterminowe</text:a></text:p>
          </table:table-cell>
          <table:table-cell office:value-type="float" office:value="364317" calcext:value-type="float">
            <text:p>364317</text:p>
          </table:table-cell>
          <table:table-cell office:value-type="float" office:value="800427" calcext:value-type="float">
            <text:p>800427</text:p>
          </table:table-cell>
          <table:table-cell office:value-type="float" office:value="408681" calcext:value-type="float">
            <text:p>408681</text:p>
          </table:table-cell>
          <table:table-cell office:value-type="float" office:value="1189848" calcext:value-type="float">
            <text:p>1189848</text:p>
          </table:table-cell>
          <table:table-cell office:value-type="float" office:value="2335322" calcext:value-type="float">
            <text:p>2335322</text:p>
          </table:table-cell>
          <table:table-cell office:value-type="float" office:value="1342500" calcext:value-type="float">
            <text:p>1342500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table:style-name="ce4" office:value-type="string" calcext:value-type="string">
            <text:p><text:a xlink:href="https://www.biznesradar.pl/spolki-raporty-finansowe-bilans/sektor:had,0,BalanceCash" xlink:type="simple">Środki pieniężne i inne aktywa pieniężne</text:a></text:p>
          </table:table-cell>
          <table:table-cell table:style-name="ce4" office:value-type="float" office:value="356395" calcext:value-type="float">
            <text:p>356395</text:p>
          </table:table-cell>
          <table:table-cell table:style-name="ce4" office:value-type="float" office:value="794027" calcext:value-type="float">
            <text:p>794027</text:p>
          </table:table-cell>
          <table:table-cell table:style-name="ce4" office:value-type="float" office:value="403877" calcext:value-type="float">
            <text:p>403877</text:p>
          </table:table-cell>
          <table:table-cell table:style-name="ce4" office:value-type="float" office:value="1185060" calcext:value-type="float">
            <text:p>1185060</text:p>
          </table:table-cell>
          <table:table-cell table:style-name="ce4" office:value-type="float" office:value="1957241" calcext:value-type="float">
            <text:p>1957241</text:p>
          </table:table-cell>
          <table:table-cell table:style-name="ce4" office:value-type="float" office:value="788249" calcext:value-type="float">
            <text:p>788249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OtherCurrentAssets" xlink:type="simple">Pozostałe aktywa obrotowe</text:a>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0" office:value-type="string" calcext:value-type="string">
            <text:p/>
          </table:table-cell>
        </table:table-row>
        <table:table-row table:style-name="ro1">
          <table:table-cell/>
          <table:table-cell table:style-name="ce4" office:value-type="string" calcext:value-type="string">
            <text:p><text:a xlink:href="https://www.biznesradar.pl/spolki-raporty-finansowe-bilans/sektor:had,0,BalanceAssetsForSale" xlink:type="simple">Aktywa trwałe przeznaczone do sprzedaży</text:a>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10" office:value-type="string" calcext:value-type="string">
            <text:p/>
          </table:table-cell>
        </table:table-row>
        <table:table-row table:style-name="ro1">
          <table:table-cell/>
          <table:table-cell table:style-name="ce3" office:value-type="string" calcext:value-type="string">
            <text:p><text:a xlink:href="https://www.biznesradar.pl/spolki-raporty-finansowe-bilans/sektor:had,0,BalanceTotalAssets" xlink:type="simple">Aktywa razem</text:a></text:p>
          </table:table-cell>
          <table:table-cell table:style-name="ce9" office:value-type="float" office:value="14565990" calcext:value-type="float">
            <text:p>14565990</text:p>
          </table:table-cell>
          <table:table-cell table:style-name="ce9" office:value-type="float" office:value="14762341" calcext:value-type="float">
            <text:p>14762341</text:p>
          </table:table-cell>
          <table:table-cell table:style-name="ce9" office:value-type="float" office:value="14278013" calcext:value-type="float">
            <text:p>14278013</text:p>
          </table:table-cell>
          <table:table-cell table:style-name="ce9" office:value-type="float" office:value="15147880" calcext:value-type="float">
            <text:p>15147880</text:p>
          </table:table-cell>
          <table:table-cell table:style-name="ce9" office:value-type="float" office:value="16869877" calcext:value-type="float">
            <text:p>16869877</text:p>
          </table:table-cell>
          <table:table-cell table:style-name="ce9" office:value-type="float" office:value="21283783" calcext:value-type="float">
            <text:p>21283783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table:style-name="ce5"/>
          <table:table-cell table:style-name="Default" table:number-columns-repeated="7"/>
        </table:table-row>
        <table:table-row table:style-name="ro1">
          <table:table-cell/>
          <table:table-cell table:style-name="ce3" office:value-type="string" calcext:value-type="string">
            <text:p><text:a xlink:href="https://www.biznesradar.pl/spolki-raporty-finansowe-bilans/sektor:had,0,BalanceCapital" xlink:type="simple">Kapitał własny akcjonariuszy jednostki dominującej</text:a></text:p>
          </table:table-cell>
          <table:table-cell table:style-name="ce9" office:value-type="float" office:value="8804626" calcext:value-type="float">
            <text:p>8804626</text:p>
          </table:table-cell>
          <table:table-cell table:style-name="ce9" office:value-type="float" office:value="9056693" calcext:value-type="float">
            <text:p>9056693</text:p>
          </table:table-cell>
          <table:table-cell table:style-name="ce9" office:value-type="float" office:value="6670220" calcext:value-type="float">
            <text:p>6670220</text:p>
          </table:table-cell>
          <table:table-cell table:style-name="ce9" office:value-type="float" office:value="8089596" calcext:value-type="float">
            <text:p>8089596</text:p>
          </table:table-cell>
          <table:table-cell table:style-name="ce9" office:value-type="float" office:value="9454065" calcext:value-type="float">
            <text:p>9454065</text:p>
          </table:table-cell>
          <table:table-cell table:style-name="ce9" office:value-type="float" office:value="10942746" calcext:value-type="float">
            <text:p>10942746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ShareCapital" xlink:type="simple">Kapitał (fundusz) podstawowy</text:a></text:p>
          </table:table-cell>
          <table:table-cell office:value-type="float" office:value="830511" calcext:value-type="float">
            <text:p>830511</text:p>
          </table:table-cell>
          <table:table-cell office:value-type="float" office:value="830015" calcext:value-type="float">
            <text:p>830015</text:p>
          </table:table-cell>
          <table:table-cell office:value-type="float" office:value="434246" calcext:value-type="float">
            <text:p>434246</text:p>
          </table:table-cell>
          <table:table-cell table:number-columns-repeated="2" office:value-type="float" office:value="10233" calcext:value-type="float">
            <text:p>10233</text:p>
          </table:table-cell>
          <table:table-cell office:value-type="float" office:value="10569" calcext:value-type="float">
            <text:p>10569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table:style-name="ce4" office:value-type="string" calcext:value-type="string">
            <text:p><text:a xlink:href="https://www.biznesradar.pl/spolki-raporty-finansowe-bilans/sektor:had,0,BalanceOwnShares" xlink:type="simple">Udziały (akcje) własne</text:a>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-1995" calcext:value-type="float">
            <text:p>-1995</text:p>
          </table:table-cell>
          <table:table-cell table:style-name="ce4" office:value-type="float" office:value="-1355" calcext:value-type="float">
            <text:p>-1355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Reserve" xlink:type="simple">Kapitał (fundusz) zapasowy</text:a></text:p>
          </table:table-cell>
          <table:table-cell office:value-type="float" office:value="7426364" calcext:value-type="float">
            <text:p>7426364</text:p>
          </table:table-cell>
          <table:table-cell office:value-type="float" office:value="7421901" calcext:value-type="float">
            <text:p>7421901</text:p>
          </table:table-cell>
          <table:table-cell office:value-type="float" office:value="5141141" calcext:value-type="float">
            <text:p>5141141</text:p>
          </table:table-cell>
          <table:table-cell office:value-type="float" office:value="7073667" calcext:value-type="float">
            <text:p>7073667</text:p>
          </table:table-cell>
          <table:table-cell office:value-type="float" office:value="7089903" calcext:value-type="float">
            <text:p>7089903</text:p>
          </table:table-cell>
          <table:table-cell office:value-type="float" office:value="8282624" calcext:value-type="float">
            <text:p>8282624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table:style-name="ce3" office:value-type="string" calcext:value-type="string">
            <text:p><text:a xlink:href="https://www.biznesradar.pl/spolki-raporty-finansowe-bilans/sektor:had,0,BalanceNonshareCapital" xlink:type="simple">Udziały niekontrolujące</text:a>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3422" calcext:value-type="float">
            <text:p>1342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table:style-name="ce6" office:value-type="string" calcext:value-type="string">
            <text:p><text:a xlink:href="https://www.biznesradar.pl/spolki-raporty-finansowe-bilans/sektor:had,0,BalanceNoncurrentLiabilities" xlink:type="simple">Zobowiązania długoterminowe</text:a></text:p>
          </table:table-cell>
          <table:table-cell office:value-type="float" office:value="5395673" calcext:value-type="float">
            <text:p>5395673</text:p>
          </table:table-cell>
          <table:table-cell office:value-type="float" office:value="5226637" calcext:value-type="float">
            <text:p>5226637</text:p>
          </table:table-cell>
          <table:table-cell office:value-type="float" office:value="6784903" calcext:value-type="float">
            <text:p>6784903</text:p>
          </table:table-cell>
          <table:table-cell office:value-type="float" office:value="6168221" calcext:value-type="float">
            <text:p>6168221</text:p>
          </table:table-cell>
          <table:table-cell office:value-type="float" office:value="6187634" calcext:value-type="float">
            <text:p>6187634</text:p>
          </table:table-cell>
          <table:table-cell office:value-type="float" office:value="8542014" calcext:value-type="float">
            <text:p>8542014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table:style-name="ce4" office:value-type="string" calcext:value-type="string">
            <text:p><text:a xlink:href="https://www.biznesradar.pl/spolki-raporty-finansowe-bilans/sektor:had,0,BalanceNoncurrentTradeLiabilities" xlink:type="simple">Z tytułu dostaw i usług</text:a>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10" office:value-type="string" calcext:value-type="string">
            <text:p/>
          </table:table-cell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NoncurrentBorrowings" xlink:type="simple">Kredyty i pożyczki</text:a></text:p>
          </table:table-cell>
          <table:table-cell office:value-type="float" office:value="4578186" calcext:value-type="float">
            <text:p>4578186</text:p>
          </table:table-cell>
          <table:table-cell office:value-type="float" office:value="4416192" calcext:value-type="float">
            <text:p>4416192</text:p>
          </table:table-cell>
          <table:table-cell office:value-type="float" office:value="6001174" calcext:value-type="float">
            <text:p>6001174</text:p>
          </table:table-cell>
          <table:table-cell office:value-type="float" office:value="5437223" calcext:value-type="float">
            <text:p>5437223</text:p>
          </table:table-cell>
          <table:table-cell office:value-type="float" office:value="5362982" calcext:value-type="float">
            <text:p>5362982</text:p>
          </table:table-cell>
          <table:table-cell office:value-type="float" office:value="6923016" calcext:value-type="float">
            <text:p>6923016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table:style-name="ce5"/>
          <table:table-cell table:style-name="Default" table:number-columns-repeated="7"/>
        </table:table-row>
        <table:table-row table:style-name="ro1">
          <table:table-cell/>
          <table:table-cell table:style-name="ce4" office:value-type="string" calcext:value-type="string">
            <text:p><text:a xlink:href="https://www.biznesradar.pl/spolki-raporty-finansowe-bilans/sektor:had,0,BalanceNoncurrentObligations" xlink:type="simple">Z tytułu emisji dłużnych papierów wartościowych</text:a>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10" office:value-type="string" calcext:value-type="string">
            <text:p/>
          </table:table-cell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NoncurrentLeasing" xlink:type="simple">Zobowiązania z tytułu leasingu finansowego</text:a></text:p>
          </table:table-cell>
          <table:table-cell office:value-type="float" office:value="103229" calcext:value-type="float">
            <text:p>103229</text:p>
          </table:table-cell>
          <table:table-cell office:value-type="float" office:value="85513" calcext:value-type="float">
            <text:p>85513</text:p>
          </table:table-cell>
          <table:table-cell office:value-type="float" office:value="59764" calcext:value-type="float">
            <text:p>59764</text:p>
          </table:table-cell>
          <table:table-cell office:value-type="float" office:value="45359" calcext:value-type="float">
            <text:p>45359</text:p>
          </table:table-cell>
          <table:table-cell office:value-type="float" office:value="206086" calcext:value-type="float">
            <text:p>206086</text:p>
          </table:table-cell>
          <table:table-cell office:value-type="float" office:value="559260" calcext:value-type="float">
            <text:p>559260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table:style-name="ce5"/>
          <table:table-cell table:style-name="Default" table:number-columns-repeated="7"/>
        </table:table-row>
        <table:table-row table:style-name="ro1">
          <table:table-cell/>
          <table:table-cell table:style-name="ce4" office:value-type="string" calcext:value-type="string">
            <text:p><text:a xlink:href="https://www.biznesradar.pl/spolki-raporty-finansowe-bilans/sektor:had,0,BalanceNoncurrentOtherLiabilities" xlink:type="simple">Inne zobowiązania długoterminowe</text:a></text:p>
          </table:table-cell>
          <table:table-cell table:style-name="ce4" office:value-type="float" office:value="714258" calcext:value-type="float">
            <text:p>714258</text:p>
          </table:table-cell>
          <table:table-cell table:style-name="ce4" office:value-type="float" office:value="724932" calcext:value-type="float">
            <text:p>724932</text:p>
          </table:table-cell>
          <table:table-cell table:style-name="ce4" office:value-type="float" office:value="723965" calcext:value-type="float">
            <text:p>723965</text:p>
          </table:table-cell>
          <table:table-cell table:style-name="ce4" office:value-type="float" office:value="685639" calcext:value-type="float">
            <text:p>685639</text:p>
          </table:table-cell>
          <table:table-cell table:style-name="ce4" office:value-type="float" office:value="618566" calcext:value-type="float">
            <text:p>618566</text:p>
          </table:table-cell>
          <table:table-cell table:style-name="ce4" office:value-type="float" office:value="1059738" calcext:value-type="float">
            <text:p>1059738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table:style-name="ce3" office:value-type="string" calcext:value-type="string">
            <text:p><text:a xlink:href="https://www.biznesradar.pl/spolki-raporty-finansowe-bilans/sektor:had,0,BalanceCurrentLiabilities" xlink:type="simple">Zobowiązania krótkoterminowe</text:a></text:p>
          </table:table-cell>
          <table:table-cell table:style-name="ce9" office:value-type="float" office:value="365691" calcext:value-type="float">
            <text:p>365691</text:p>
          </table:table-cell>
          <table:table-cell table:style-name="ce9" office:value-type="float" office:value="479011" calcext:value-type="float">
            <text:p>479011</text:p>
          </table:table-cell>
          <table:table-cell table:style-name="ce9" office:value-type="float" office:value="809468" calcext:value-type="float">
            <text:p>809468</text:p>
          </table:table-cell>
          <table:table-cell table:style-name="ce9" office:value-type="float" office:value="890063" calcext:value-type="float">
            <text:p>890063</text:p>
          </table:table-cell>
          <table:table-cell table:style-name="ce9" office:value-type="float" office:value="1228178" calcext:value-type="float">
            <text:p>1228178</text:p>
          </table:table-cell>
          <table:table-cell table:style-name="ce9" office:value-type="float" office:value="1799023" calcext:value-type="float">
            <text:p>1799023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table:style-name="ce4" office:value-type="string" calcext:value-type="string">
            <text:p><text:a xlink:href="https://www.biznesradar.pl/spolki-raporty-finansowe-bilans/sektor:had,0,BalanceCurrentTradePayablesv" xlink:type="simple">Z tytułu dostaw i usług</text:a></text:p>
          </table:table-cell>
          <table:table-cell table:style-name="ce4" office:value-type="float" office:value="177933" calcext:value-type="float">
            <text:p>177933</text:p>
          </table:table-cell>
          <table:table-cell table:style-name="ce4" office:value-type="float" office:value="211604" calcext:value-type="float">
            <text:p>211604</text:p>
          </table:table-cell>
          <table:table-cell table:style-name="ce4" office:value-type="float" office:value="349161" calcext:value-type="float">
            <text:p>349161</text:p>
          </table:table-cell>
          <table:table-cell table:style-name="ce4" office:value-type="float" office:value="557629" calcext:value-type="float">
            <text:p>557629</text:p>
          </table:table-cell>
          <table:table-cell table:style-name="ce4" office:value-type="float" office:value="903755" calcext:value-type="float">
            <text:p>903755</text:p>
          </table:table-cell>
          <table:table-cell table:style-name="ce4" office:value-type="float" office:value="1522153" calcext:value-type="float">
            <text:p>1522153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CurrentBorrowings" xlink:type="simple">Kredyty i pożyczki</text:a></text:p>
          </table:table-cell>
          <table:table-cell office:value-type="float" office:value="83248" calcext:value-type="float">
            <text:p>83248</text:p>
          </table:table-cell>
          <table:table-cell office:value-type="float" office:value="209654" calcext:value-type="float">
            <text:p>209654</text:p>
          </table:table-cell>
          <table:table-cell office:value-type="float" office:value="335741" calcext:value-type="float">
            <text:p>335741</text:p>
          </table:table-cell>
          <table:table-cell office:value-type="float" office:value="577" calcext:value-type="float">
            <text:p>577</text:p>
          </table:table-cell>
          <table:table-cell office:value-type="float" office:value="3316" calcext:value-type="float">
            <text:p>3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table:style-name="ce4" office:value-type="string" calcext:value-type="string">
            <text:p><text:a xlink:href="https://www.biznesradar.pl/spolki-raporty-finansowe-bilans/sektor:had,0,BalanceCurrentObligations" xlink:type="simple">Z tytułu emisji dłużnych papierów wartościowych</text:a>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10" office:value-type="string" calcext:value-type="string">
            <text:p/>
          </table:table-cell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CurrentLeasing" xlink:type="simple">Zobowiązania z tytułu leasingu finansowego</text:a></text:p>
          </table:table-cell>
          <table:table-cell office:value-type="float" office:value="20954" calcext:value-type="float">
            <text:p>20954</text:p>
          </table:table-cell>
          <table:table-cell office:value-type="float" office:value="21350" calcext:value-type="float">
            <text:p>21350</text:p>
          </table:table-cell>
          <table:table-cell office:value-type="float" office:value="25774" calcext:value-type="float">
            <text:p>25774</text:p>
          </table:table-cell>
          <table:table-cell office:value-type="float" office:value="27907" calcext:value-type="float">
            <text:p>27907</text:p>
          </table:table-cell>
          <table:table-cell office:value-type="float" office:value="45056" calcext:value-type="float">
            <text:p>45056</text:p>
          </table:table-cell>
          <table:table-cell office:value-type="float" office:value="108630" calcext:value-type="float">
            <text:p>108630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table:style-name="ce5"/>
          <table:table-cell table:style-name="Default" table:number-columns-repeated="7"/>
        </table:table-row>
        <table:table-row table:style-name="ro1">
          <table:table-cell/>
          <table:table-cell table:style-name="ce4" office:value-type="string" calcext:value-type="string">
            <text:p><text:a xlink:href="https://www.biznesradar.pl/spolki-raporty-finansowe-bilans/sektor:had,0,BalanceCurrentOtherLiabilities" xlink:type="simple">Inne zobowiązania krótkoterminowe</text:a></text:p>
          </table:table-cell>
          <table:table-cell table:style-name="ce4" office:value-type="float" office:value="83556" calcext:value-type="float">
            <text:p>83556</text:p>
          </table:table-cell>
          <table:table-cell table:style-name="ce4" office:value-type="float" office:value="36403" calcext:value-type="float">
            <text:p>36403</text:p>
          </table:table-cell>
          <table:table-cell table:style-name="ce4" office:value-type="float" office:value="98792" calcext:value-type="float">
            <text:p>98792</text:p>
          </table:table-cell>
          <table:table-cell table:style-name="ce4" office:value-type="float" office:value="303950" calcext:value-type="float">
            <text:p>303950</text:p>
          </table:table-cell>
          <table:table-cell table:style-name="ce4" office:value-type="float" office:value="276051" calcext:value-type="float">
            <text:p>276051</text:p>
          </table:table-cell>
          <table:table-cell table:style-name="ce4" office:value-type="float" office:value="168240" calcext:value-type="float">
            <text:p>168240</text:p>
          </table:table-cell>
          <table:table-cell office:value-type="string" calcext:value-type="string">
            <text:p><text:a xlink:href="javascript:void(0)" xlink:type="simple"> 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biznesradar.pl/spolki-raporty-finansowe-bilans/sektor:had,0,BalanceReckoning" xlink:type="simple">Rozliczenia międzyokresowe</text:a>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0" office:value-type="string" calcext:value-type="string">
            <text:p/>
          </table:table-cell>
        </table:table-row>
        <table:table-row table:style-name="ro1">
          <table:table-cell/>
          <table:table-cell table:style-name="ce3" office:value-type="string" calcext:value-type="string">
            <text:p><text:a xlink:href="https://www.biznesradar.pl/spolki-raporty-finansowe-bilans/sektor:had,0,BalanceTotalEquityAndLiabilities" xlink:type="simple">Pasywa razem</text:a></text:p>
          </table:table-cell>
          <table:table-cell table:style-name="ce9" office:value-type="float" office:value="14565990" calcext:value-type="float">
            <text:p>14565990</text:p>
          </table:table-cell>
          <table:table-cell table:style-name="ce9" office:value-type="float" office:value="14762341" calcext:value-type="float">
            <text:p>14762341</text:p>
          </table:table-cell>
          <table:table-cell table:style-name="ce9" office:value-type="float" office:value="14278013" calcext:value-type="float">
            <text:p>14278013</text:p>
          </table:table-cell>
          <table:table-cell table:style-name="ce9" office:value-type="float" office:value="15147880" calcext:value-type="float">
            <text:p>15147880</text:p>
          </table:table-cell>
          <table:table-cell table:style-name="ce9" office:value-type="float" office:value="16869877" calcext:value-type="float">
            <text:p>16869877</text:p>
          </table:table-cell>
          <table:table-cell table:style-name="ce9" office:value-type="float" office:value="21283783" calcext:value-type="float">
            <text:p>21283783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01T13:54:01.309000000</dc:date>
    <meta:editing-duration>PT4M51S</meta:editing-duration>
    <meta:editing-cycles>3</meta:editing-cycles>
    <meta:generator>LibreOffice/7.4.0.3$Windows_X86_64 LibreOffice_project/f85e47c08ddd19c015c0114a68350214f7066f5a</meta:generator>
    <meta:document-statistic meta:table-count="1" meta:cell-count="295" meta:object-count="0"/>
  </office:meta>
</office:document-meta>
</file>